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En tant que User</text:p>
          </table:table-cell>
          <table:table-cell/>
          <table:table-cell office:value-type="string" calcext:value-type="string">
            <text:p>je peux voir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 table:number-columns-spanned="10" table:number-rows-spanned="1">
            <text:p>La page d’entrée me souhaitant la bienvenue et présentant brièvement le site suivi d’un bouton sur lequel je peux cliquer pour continuer.</text:p>
          </table:table-cell>
          <table:covered-table-cell table:number-columns-repeated="9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 table:number-columns-spanned="11" table:number-rows-spanned="1">
            <text:p>La page d’acceuil avec deux grosses cases au choix si je souhaite voir des projets réalisés ou un A propos du créateur . Ainsi que un bouton retour en haut à gauche.</text:p>
          </table:table-cell>
          <table:covered-table-cell table:number-columns-repeated="10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 table:number-columns-spanned="15" table:number-rows-spanned="1">
            <text:p>La page des projets listant tout les projets dans différentes cases avec chacun un titre, une description, les technos utilisées et un lien vers projet en fonctionnement.</text:p>
          </table:table-cell>
          <table:covered-table-cell table:number-columns-repeated="14"/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 table:number-columns-spanned="17" table:number-rows-spanned="1">
            <text:p>Pour la version admin, la page projets comporte une case en plus avec un gros + qui affichera une popup pour pouvoir ajouter un projet avec son titre, sa description, ses technos et son lien.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 table:number-columns-spanned="14" table:number-rows-spanned="1">
            <text:p>La page à propos qui décrit le développeur avec une photo en haut, suivi d’une description, les technos qu’il maîtrise, les projets en cours ou à venir, le contacter, ses réseaux sociaux….</text:p>
          </table:table-cell>
          <table:covered-table-cell table:number-columns-repeated="13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 table:number-columns-spanned="15" table:number-rows-spanned="1">
            <text:p>la page à propos version admin, qui comportera en plus un logo en haut droite « modifier » en forme de stylo. Il pourra modifier le texte ou la photo à sa guise.</text:p>
          </table:table-cell>
          <table:covered-table-cell table:number-columns-repeated="1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18:43:30.896074622</meta:creation-date>
    <dc:date>2022-07-19T21:54:24.703995877</dc:date>
    <meta:editing-duration>PT3S</meta:editing-duration>
    <meta:editing-cycles>1</meta:editing-cycles>
    <meta:document-statistic meta:table-count="1" meta:cell-count="8" meta:object-count="0"/>
    <meta:generator>LibreOffice/7.3.2.2$Linux_X86_64 LibreOffice_project/30$Build-2</meta:generator>
  </office:meta>
</office:document-meta>
</file>